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none" svg:stroke-color="#000000" draw:fill="none" draw:fill-color="#ffffff" draw:fill-hatch-name="Black_20_45_20_Degrees_20_Wide" fo:min-height="0.115cm"/>
    </style:style>
    <style:style style:name="gr2" style:family="graphic" style:parent-style-name="standard">
      <style:graphic-properties draw:stroke="none" svg:stroke-color="#000000" draw:fill="none" draw:fill-color="#ffffff" draw:fill-hatch-name="Black_20_45_20_Degrees_20_Wide" fo:min-height="0.125cm"/>
    </style:style>
    <style:style style:name="gr3" style:family="graphic" style:parent-style-name="standard">
      <style:graphic-properties draw:stroke="none" svg:stroke-color="#000000" draw:fill="none" draw:fill-color="#ffffff" draw:fill-hatch-name="Black_20_45_20_Degrees_20_Wide" draw:textarea-horizontal-align="left" draw:auto-grow-height="true" draw:auto-grow-width="true" fo:min-height="0cm" fo:min-width="0cm"/>
    </style:style>
    <style:style style:name="gr4" style:family="graphic" style:parent-style-name="standard">
      <style:graphic-properties draw:stroke="none" draw:fill="solid" draw:fill-color="#000000" draw:fill-hatch-name="Black_20_45_20_Degrees_20_Wide" draw:textarea-horizontal-align="center" draw:textarea-vertical-align="middle"/>
    </style:style>
    <style:style style:name="gr5" style:family="graphic" style:parent-style-name="standard">
      <style:graphic-properties draw:stroke="none" draw:fill="solid" draw:fill-color="#000000" draw:textarea-horizontal-align="center" draw:textarea-vertical-align="middle"/>
    </style:style>
    <style:style style:name="gr6" style:family="graphic" style:parent-style-name="standard">
      <style:graphic-properties draw:stroke="none" svg:stroke-color="#e6e6e6" draw:fill="solid" draw:fill-color="#e6e6e6" draw:fill-hatch-name="Black_20_45_20_Degrees_20_Wide" draw:textarea-horizontal-align="center" draw:textarea-vertical-align="middle"/>
    </style:style>
    <style:style style:name="gr7" style:family="graphic" style:parent-style-name="standard">
      <style:graphic-properties draw:stroke="none" svg:stroke-color="#000000" draw:fill="none" draw:fill-color="#ffffff" draw:fill-hatch-name="Black_20_45_20_Degrees_20_Wide" fo:min-height="0cm"/>
    </style:style>
    <style:style style:name="P1" style:family="paragraph">
      <style:paragraph-properties fo:text-align="center"/>
    </style:style>
    <style:style style:name="P2" style:family="paragraph">
      <style:paragraph-properties fo:text-align="center"/>
      <style:text-properties fo:font-size="12pt" style:font-size-asian="12pt" style:font-size-complex="12pt"/>
    </style:style>
    <style:style style:name="T1" style:family="text">
      <style:text-properties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3.983cm" svg:height="0.725cm" svg:x="-0.275cm" svg:y="-0.1cm">
          <draw:text-box>
            <text:p text:style-name="P1"><text:span text:style-name="T1">«Finding pattern»</text:span></text:p>
          </draw:text-box>
        </draw:frame>
        <draw:frame draw:style-name="gr2" draw:text-style-name="P2" draw:layer="layout" svg:width="4cm" svg:height="0.725cm" svg:x="4.375cm" svg:y="-0.1cm">
          <draw:text-box>
            <text:p text:style-name="P1"><text:span text:style-name="T1">«Timing pattern»</text:span></text:p>
          </draw:text-box>
        </draw:frame>
        <draw:frame draw:style-name="gr2" draw:text-style-name="P2" draw:layer="layout" svg:width="2cm" svg:height="0.725cm" svg:x="10cm" svg:y="-0.1cm">
          <draw:text-box>
            <text:p text:style-name="P1"><text:span text:style-name="T1">Data</text:span></text:p>
          </draw:text-box>
        </draw:frame>
        <draw:frame draw:style-name="gr3" draw:text-style-name="P1" draw:layer="layout" svg:width="0.875cm" svg:height="0.963cm" svg:x="3.625cm" svg:y="1.5cm">
          <draw:text-box>
            <text:p text:style-name="P1">+</text:p>
          </draw:text-box>
        </draw:frame>
        <draw:frame draw:style-name="gr3" draw:text-style-name="P1" draw:layer="layout" svg:width="0.875cm" svg:height="0.963cm" svg:x="8.25cm" svg:y="1.537cm">
          <draw:text-box>
            <text:p text:style-name="P1">+</text:p>
          </draw:text-box>
        </draw:frame>
        <draw:polygon draw:style-name="gr4" draw:text-style-name="P1" draw:layer="layout" svg:width="1.999cm" svg:height="1.999cm" svg:x="0.735cm" svg:y="0.987cm" svg:viewBox="0 0 2000 2000" draw:points="0,0 125,0 125,1875 2000,1875 2000,2000 0,2000">
          <text:p/>
        </draw:polygon>
        <draw:frame draw:style-name="gr3" draw:text-style-name="P1" draw:layer="layout" svg:width="0.875cm" svg:height="0.963cm" svg:x="12.875cm" svg:y="1.5cm">
          <draw:text-box>
            <text:p text:style-name="P1">=</text:p>
          </draw:text-box>
        </draw:frame>
        <draw:g>
          <draw:polygon draw:style-name="gr5" draw:text-style-name="P1" draw:layer="layout" svg:width="1.999cm" svg:height="1.999cm" svg:x="14.625cm" svg:y="1cm" svg:viewBox="0 0 2000 2000" draw:points="0,0 125,0 125,375 375,375 375,250 750,250 750,375 500,375 500,500 375,500 375,625 250,625 250,750 125,750 125,1250 375,1250 375,1500 500,1500 500,1625 375,1625 375,1750 250,1750 250,1875 625,1875 625,1750 750,1750 750,1875 1000,1875 1000,1750 875,1750 875,1375 750,1375 750,1250 625,1250 625,1125 1000,1125 1000,1250 1250,1250 1250,1375 1125,1375 1125,1625 1250,1625 1250,1750 1125,1750 1125,1875 1375,1875 1375,1625 1500,1625 1500,1875 1750,1875 1750,1750 1875,1750 1875,1875 2000,1875 2000,2000 0,2000">
            <text:p/>
          </draw:polygon>
          <draw:polygon draw:style-name="gr5" draw:text-style-name="P1" draw:layer="layout" svg:width="0.124cm" svg:height="0.124cm" svg:x="15.125cm" svg:y="2.625cm" svg:viewBox="0 0 125 125" draw:points="0,125 0,0 125,0 125,125">
            <text:p/>
          </draw:polygon>
          <draw:polygon draw:style-name="gr5" draw:text-style-name="P1" draw:layer="layout" svg:width="0.124cm" svg:height="0.124cm" svg:x="15.25cm" svg:y="2.375cm" svg:viewBox="0 0 125 125" draw:points="0,125 0,0 125,0 125,125">
            <text:p/>
          </draw:polygon>
          <draw:polygon draw:style-name="gr5" draw:text-style-name="P1" draw:layer="layout" svg:width="0.124cm" svg:height="0.124cm" svg:x="15.125cm" svg:y="2.25cm" svg:viewBox="0 0 125 125" draw:points="0,125 0,0 125,0 125,125">
            <text:p/>
          </draw:polygon>
          <draw:polygon draw:style-name="gr5" draw:text-style-name="P1" draw:layer="layout" svg:width="0.124cm" svg:height="0.124cm" svg:x="14.875cm" svg:y="1cm" svg:viewBox="0 0 125 125" draw:points="0,125 0,0 125,0 125,125">
            <text:p/>
          </draw:polygon>
          <draw:polygon draw:style-name="gr5" draw:text-style-name="P1" draw:layer="layout" svg:width="0.124cm" svg:height="0.124cm" svg:x="15.125cm" svg:y="1cm" svg:viewBox="0 0 125 125" draw:points="0,125 0,0 125,0 125,125">
            <text:p/>
          </draw:polygon>
          <draw:polygon draw:style-name="gr5" draw:text-style-name="P1" draw:layer="layout" svg:width="0.124cm" svg:height="0.124cm" svg:x="15.625cm" svg:y="1cm" svg:viewBox="0 0 125 125" draw:points="0,125 0,0 125,0 125,125">
            <text:p/>
          </draw:polygon>
          <draw:polygon draw:style-name="gr5" draw:text-style-name="P1" draw:layer="layout" svg:width="0.124cm" svg:height="0.124cm" svg:x="15.625cm" svg:y="1.25cm" svg:viewBox="0 0 125 125" draw:points="0,125 0,0 125,0 125,125">
            <text:p/>
          </draw:polygon>
          <draw:polygon draw:style-name="gr5" draw:text-style-name="P1" draw:layer="layout" svg:width="0.124cm" svg:height="0.124cm" svg:x="16.5cm" svg:y="1.375cm" svg:viewBox="0 0 125 125" draw:points="0,125 0,0 125,0 125,125">
            <text:p/>
          </draw:polygon>
          <draw:polygon draw:style-name="gr5" draw:text-style-name="P1" draw:layer="layout" svg:width="0.124cm" svg:height="0.124cm" svg:x="15.875cm" svg:y="2.5cm" svg:viewBox="0 0 125 125" draw:points="0,125 0,0 125,0 125,125">
            <text:p/>
          </draw:polygon>
          <draw:polygon draw:style-name="gr5" draw:text-style-name="P1" draw:layer="layout" svg:width="0.124cm" svg:height="0.124cm" svg:x="16.125cm" svg:y="2.5cm" svg:viewBox="0 0 125 125" draw:points="0,125 0,0 125,0 125,125">
            <text:p/>
          </draw:polygon>
          <draw:polygon draw:style-name="gr5" draw:text-style-name="P1" draw:layer="layout" svg:width="0.124cm" svg:height="0.124cm" svg:x="16.25cm" svg:y="2.625cm" svg:viewBox="0 0 125 125" draw:points="0,125 0,0 125,0 125,125">
            <text:p/>
          </draw:polygon>
          <draw:polygon draw:style-name="gr5" draw:text-style-name="P1" draw:layer="layout" svg:width="0.124cm" svg:height="0.124cm" svg:x="16.5cm" svg:y="2.625cm" svg:viewBox="0 0 125 125" draw:points="0,125 0,0 125,0 125,125">
            <text:p/>
          </draw:polygon>
          <draw:polygon draw:style-name="gr5" draw:text-style-name="P1" draw:layer="layout" svg:width="0.999cm" svg:height="0.624cm" svg:x="14.875cm" svg:y="1.375cm" svg:viewBox="0 0 1000 625" draw:points="0,625 0,500 125,500 125,250 375,250 375,125 500,125 500,0 750,0 750,125 625,125 625,375 750,375 750,125 875,125 875,250 1000,250 1000,375 875,375 875,500 750,500 750,625 500,625 500,500 250,500 250,625">
            <text:p/>
          </draw:polygon>
          <draw:polygon draw:style-name="gr5" draw:text-style-name="P1" draw:layer="layout" svg:width="0.249cm" svg:height="0.249cm" svg:x="15.375cm" svg:y="1cm" svg:viewBox="0 0 250 250" draw:points="0,0 125,0 125,125 250,125 250,250 0,250">
            <text:p/>
          </draw:polygon>
          <draw:polygon draw:style-name="gr5" draw:text-style-name="P1" draw:layer="layout" svg:width="0.749cm" svg:height="0.624cm" svg:x="15.875cm" svg:y="1cm" svg:viewBox="0 0 750 625" draw:points="0,0 125,0 125,125 250,125 250,0 375,0 375,125 500,125 500,0 625,0 625,125 750,125 750,250 250,250 250,625 125,625 125,375 0,375">
            <text:p/>
          </draw:polygon>
          <draw:polygon draw:style-name="gr5" draw:text-style-name="P1" draw:layer="layout" svg:width="0.374cm" svg:height="0.499cm" svg:x="16.25cm" svg:y="2.125cm" svg:viewBox="0 0 375 500" draw:points="125,250 125,500 250,500 250,375 375,375 375,250 250,250 250,125 375,125 375,0 125,0 125,125 0,125 0,250">
            <text:p/>
          </draw:polygon>
          <draw:polygon draw:style-name="gr5" draw:text-style-name="P1" draw:layer="layout" svg:width="0.749cm" svg:height="1.124cm" svg:x="15.875cm" svg:y="1.375cm" svg:viewBox="0 0 750 1125" draw:points="125,1125 125,875 0,875 0,500 125,500 125,750 250,750 250,375 375,375 375,0 500,0 500,250 750,250 750,375 500,375 500,500 750,500 750,625 500,625 500,750 375,750 375,875 250,875 250,1125">
            <text:p/>
          </draw:polygon>
        </draw:g>
        <draw:g>
          <draw:polygon draw:style-name="gr4" draw:text-style-name="P1" draw:layer="layout" svg:width="0.124cm" svg:height="0.124cm" svg:x="5.6cm" svg:y="1cm" svg:viewBox="0 0 125 125" draw:points="0,0 125,0 125,125 0,125">
            <text:p/>
          </draw:polygon>
          <draw:polygon draw:style-name="gr4" draw:text-style-name="P1" draw:layer="layout" svg:width="0.124cm" svg:height="0.124cm" svg:x="5.85cm" svg:y="1cm" svg:viewBox="0 0 125 125" draw:points="0,0 125,0 125,125 0,125">
            <text:p/>
          </draw:polygon>
          <draw:polygon draw:style-name="gr4" draw:text-style-name="P1" draw:layer="layout" svg:width="0.124cm" svg:height="0.124cm" svg:x="6.1cm" svg:y="1cm" svg:viewBox="0 0 125 125" draw:points="0,0 125,0 125,125 0,125">
            <text:p/>
          </draw:polygon>
          <draw:polygon draw:style-name="gr4" draw:text-style-name="P1" draw:layer="layout" svg:width="0.124cm" svg:height="0.124cm" svg:x="6.35cm" svg:y="1cm" svg:viewBox="0 0 125 125" draw:points="0,0 125,0 125,125 0,125">
            <text:p/>
          </draw:polygon>
          <draw:polygon draw:style-name="gr4" draw:text-style-name="P1" draw:layer="layout" svg:width="0.124cm" svg:height="0.124cm" svg:x="6.6cm" svg:y="1cm" svg:viewBox="0 0 125 125" draw:points="0,0 125,0 125,125 0,125">
            <text:p/>
          </draw:polygon>
          <draw:polygon draw:style-name="gr4" draw:text-style-name="P1" draw:layer="layout" svg:width="0.124cm" svg:height="0.124cm" svg:x="6.85cm" svg:y="1cm" svg:viewBox="0 0 125 125" draw:points="0,0 125,0 125,125 0,125">
            <text:p/>
          </draw:polygon>
          <draw:polygon draw:style-name="gr4" draw:text-style-name="P1" draw:layer="layout" svg:width="0.124cm" svg:height="0.124cm" svg:x="7.1cm" svg:y="1cm" svg:viewBox="0 0 125 125" draw:points="0,0 125,0 125,125 0,125">
            <text:p/>
          </draw:polygon>
          <draw:polygon draw:style-name="gr4" draw:text-style-name="P1" draw:layer="layout" svg:width="0.124cm" svg:height="0.124cm" svg:x="7.225cm" svg:y="1.125cm" svg:viewBox="0 0 125 125" draw:points="0,0 125,0 125,125 0,125">
            <text:p/>
          </draw:polygon>
          <draw:polygon draw:style-name="gr4" draw:text-style-name="P1" draw:layer="layout" svg:width="0.124cm" svg:height="0.124cm" svg:x="7.225cm" svg:y="1.375cm" svg:viewBox="0 0 125 125" draw:points="0,0 125,0 125,125 0,125">
            <text:p/>
          </draw:polygon>
          <draw:polygon draw:style-name="gr4" draw:text-style-name="P1" draw:layer="layout" svg:width="0.124cm" svg:height="0.124cm" svg:x="7.225cm" svg:y="1.625cm" svg:viewBox="0 0 125 125" draw:points="0,0 125,0 125,125 0,125">
            <text:p/>
          </draw:polygon>
          <draw:polygon draw:style-name="gr4" draw:text-style-name="P1" draw:layer="layout" svg:width="0.124cm" svg:height="0.124cm" svg:x="7.225cm" svg:y="1.875cm" svg:viewBox="0 0 125 125" draw:points="0,0 125,0 125,125 0,125">
            <text:p/>
          </draw:polygon>
          <draw:polygon draw:style-name="gr4" draw:text-style-name="P1" draw:layer="layout" svg:width="0.124cm" svg:height="0.124cm" svg:x="7.225cm" svg:y="2.125cm" svg:viewBox="0 0 125 125" draw:points="0,0 125,0 125,125 0,125">
            <text:p/>
          </draw:polygon>
          <draw:polygon draw:style-name="gr4" draw:text-style-name="P1" draw:layer="layout" svg:width="0.124cm" svg:height="0.124cm" svg:x="7.225cm" svg:y="2.375cm" svg:viewBox="0 0 125 125" draw:points="0,0 125,0 125,125 0,125">
            <text:p/>
          </draw:polygon>
          <draw:polygon draw:style-name="gr4" draw:text-style-name="P1" draw:layer="layout" svg:width="0.124cm" svg:height="0.124cm" svg:x="7.225cm" svg:y="2.625cm" svg:viewBox="0 0 125 125" draw:points="0,0 125,0 125,125 0,125">
            <text:p/>
          </draw:polygon>
        </draw:g>
        <draw:polygon draw:style-name="gr6" draw:text-style-name="P1" draw:layer="layout" svg:width="1.999cm" svg:height="1.999cm" svg:x="5.35cm" svg:y="1cm" svg:viewBox="0 0 2000 2000" draw:points="0,0 125,0 125,1875 2000,1875 2000,2000 0,2000">
          <text:p/>
        </draw:polygon>
        <draw:frame draw:style-name="gr7" draw:text-style-name="P2" draw:layer="layout" svg:width="3cm" svg:height="0.725cm" svg:x="14.125cm" svg:y="-0.1cm">
          <draw:text-box>
            <text:p text:style-name="P1"><text:span text:style-name="T1">Datamatrise</text:span></text:p>
          </draw:text-box>
        </draw:frame>
        <draw:g>
          <draw:polygon draw:style-name="gr6" draw:text-style-name="P1" draw:layer="layout" svg:width="1.999cm" svg:height="1.999cm" svg:x="9.975cm" svg:y="1cm" svg:viewBox="0 0 2000 2000" draw:points="0,0 125,0 125,1875 2000,1875 2000,2000 0,2000">
            <text:p/>
          </draw:polygon>
          <draw:g>
            <draw:polygon draw:style-name="gr6" draw:text-style-name="P1" draw:layer="layout" svg:width="0.124cm" svg:height="0.124cm" svg:x="10.225cm" svg:y="1cm" svg:viewBox="0 0 125 125" draw:points="0,0 125,0 125,125 0,125">
              <text:p/>
            </draw:polygon>
            <draw:polygon draw:style-name="gr6" draw:text-style-name="P1" draw:layer="layout" svg:width="0.124cm" svg:height="0.124cm" svg:x="10.475cm" svg:y="1cm" svg:viewBox="0 0 125 125" draw:points="0,0 125,0 125,125 0,125">
              <text:p/>
            </draw:polygon>
            <draw:polygon draw:style-name="gr6" draw:text-style-name="P1" draw:layer="layout" svg:width="0.124cm" svg:height="0.124cm" svg:x="10.725cm" svg:y="1cm" svg:viewBox="0 0 125 125" draw:points="0,0 125,0 125,125 0,125">
              <text:p/>
            </draw:polygon>
            <draw:polygon draw:style-name="gr6" draw:text-style-name="P1" draw:layer="layout" svg:width="0.124cm" svg:height="0.124cm" svg:x="10.975cm" svg:y="1cm" svg:viewBox="0 0 125 125" draw:points="0,0 125,0 125,125 0,125">
              <text:p/>
            </draw:polygon>
            <draw:polygon draw:style-name="gr6" draw:text-style-name="P1" draw:layer="layout" svg:width="0.124cm" svg:height="0.124cm" svg:x="11.225cm" svg:y="1cm" svg:viewBox="0 0 125 125" draw:points="0,0 125,0 125,125 0,125">
              <text:p/>
            </draw:polygon>
            <draw:polygon draw:style-name="gr6" draw:text-style-name="P1" draw:layer="layout" svg:width="0.124cm" svg:height="0.124cm" svg:x="11.475cm" svg:y="1cm" svg:viewBox="0 0 125 125" draw:points="0,0 125,0 125,125 0,125">
              <text:p/>
            </draw:polygon>
            <draw:polygon draw:style-name="gr6" draw:text-style-name="P1" draw:layer="layout" svg:width="0.124cm" svg:height="0.124cm" svg:x="11.725cm" svg:y="1cm" svg:viewBox="0 0 125 125" draw:points="0,0 125,0 125,125 0,125">
              <text:p/>
            </draw:polygon>
            <draw:polygon draw:style-name="gr6" draw:text-style-name="P1" draw:layer="layout" svg:width="0.124cm" svg:height="0.124cm" svg:x="11.85cm" svg:y="1.125cm" svg:viewBox="0 0 125 125" draw:points="0,0 125,0 125,125 0,125">
              <text:p/>
            </draw:polygon>
            <draw:polygon draw:style-name="gr6" draw:text-style-name="P1" draw:layer="layout" svg:width="0.124cm" svg:height="0.124cm" svg:x="11.85cm" svg:y="1.375cm" svg:viewBox="0 0 125 125" draw:points="0,0 125,0 125,125 0,125">
              <text:p/>
            </draw:polygon>
            <draw:polygon draw:style-name="gr6" draw:text-style-name="P1" draw:layer="layout" svg:width="0.124cm" svg:height="0.124cm" svg:x="11.85cm" svg:y="1.625cm" svg:viewBox="0 0 125 125" draw:points="0,0 125,0 125,125 0,125">
              <text:p/>
            </draw:polygon>
            <draw:polygon draw:style-name="gr6" draw:text-style-name="P1" draw:layer="layout" svg:width="0.124cm" svg:height="0.124cm" svg:x="11.85cm" svg:y="1.875cm" svg:viewBox="0 0 125 125" draw:points="0,0 125,0 125,125 0,125">
              <text:p/>
            </draw:polygon>
            <draw:polygon draw:style-name="gr6" draw:text-style-name="P1" draw:layer="layout" svg:width="0.124cm" svg:height="0.124cm" svg:x="11.85cm" svg:y="2.125cm" svg:viewBox="0 0 125 125" draw:points="0,0 125,0 125,125 0,125">
              <text:p/>
            </draw:polygon>
            <draw:polygon draw:style-name="gr6" draw:text-style-name="P1" draw:layer="layout" svg:width="0.124cm" svg:height="0.124cm" svg:x="11.85cm" svg:y="2.375cm" svg:viewBox="0 0 125 125" draw:points="0,0 125,0 125,125 0,125">
              <text:p/>
            </draw:polygon>
            <draw:polygon draw:style-name="gr6" draw:text-style-name="P1" draw:layer="layout" svg:width="0.124cm" svg:height="0.124cm" svg:x="11.85cm" svg:y="2.625cm" svg:viewBox="0 0 125 125" draw:points="0,0 125,0 125,125 0,125">
              <text:p/>
            </draw:polygon>
          </draw:g>
        </draw:g>
        <draw:g>
          <draw:polygon draw:style-name="gr4" draw:text-style-name="P1" draw:layer="layout" svg:width="0.624cm" svg:height="0.499cm" svg:x="10.1cm" svg:y="1.25cm" svg:viewBox="0 0 625 500" draw:points="0,125 250,125 250,0 625,0 625,125 375,125 375,250 250,250 250,375 125,375 125,500 0,500">
            <text:p/>
          </draw:polygon>
          <draw:polygon draw:style-name="gr4" draw:text-style-name="P1" draw:layer="layout" svg:width="0.249cm" svg:height="0.124cm" svg:x="10.725cm" svg:y="1.125cm" svg:viewBox="0 0 250 125" draw:points="0,0 250,0 250,125 0,125">
            <text:p/>
          </draw:polygon>
          <draw:polygon draw:style-name="gr4" draw:text-style-name="P1" draw:layer="layout" svg:width="0.624cm" svg:height="0.499cm" svg:x="11.225cm" svg:y="1.125cm" svg:viewBox="0 0 625 500" draw:points="0,0 625,0 625,125 250,125 250,500 125,500 125,250 0,250">
            <text:p/>
          </draw:polygon>
          <draw:polygon draw:style-name="gr4" draw:text-style-name="P1" draw:layer="layout" svg:width="0.624cm" svg:height="1.124cm" svg:x="11.225cm" svg:y="1.375cm" svg:viewBox="0 0 625 1125" draw:points="500,0 500,250 625,250 625,375 500,375 500,500 625,500 625,625 500,625 500,750 375,750 375,875 250,875 250,1125 125,1125 125,875 0,875 0,500 125,500 125,750 250,750 250,375 375,375 375,0">
            <text:p/>
          </draw:polygon>
          <draw:polygon draw:style-name="gr4" draw:text-style-name="P1" draw:layer="layout" svg:width="0.124cm" svg:height="0.124cm" svg:x="10.975cm" svg:y="1.25cm" svg:viewBox="0 0 125 125" draw:points="0,0 125,0 125,125 0,125">
            <text:p/>
          </draw:polygon>
          <draw:polygon draw:style-name="gr4" draw:text-style-name="P1" draw:layer="layout" svg:width="0.999cm" svg:height="0.624cm" svg:x="10.225cm" svg:y="1.375cm" svg:viewBox="0 0 1000 625" draw:points="500,0 750,0 750,125 625,125 625,375 750,375 750,125 875,125 875,250 1000,250 1000,375 875,375 875,500 750,500 750,625 500,625 500,500 250,500 250,625 0,625 0,500 125,500 125,250 375,250 375,125 500,125">
            <text:p/>
          </draw:polygon>
          <draw:polygon draw:style-name="gr4" draw:text-style-name="P1" draw:layer="layout" svg:width="0.624cm" svg:height="0.749cm" svg:x="10.6cm" svg:y="2.125cm" svg:viewBox="0 0 625 750" draw:points="0,0 375,0 375,125 625,125 625,250 500,250 500,500 625,500 625,625 500,625 500,750 375,750 375,625 250,625 250,250 125,250 125,125 0,125">
            <text:p/>
          </draw:polygon>
          <draw:polygon draw:style-name="gr4" draw:text-style-name="P1" draw:layer="layout" svg:width="0.124cm" svg:height="0.124cm" svg:x="10.475cm" svg:y="2.25cm" svg:viewBox="0 0 125 125" draw:points="0,0 125,0 125,125 0,125">
            <text:p/>
          </draw:polygon>
          <draw:polygon draw:style-name="gr4" draw:text-style-name="P1" draw:layer="layout" svg:width="0.124cm" svg:height="0.124cm" svg:x="10.6cm" svg:y="2.375cm" svg:viewBox="0 0 125 125" draw:points="0,0 125,0 125,125 0,125">
            <text:p/>
          </draw:polygon>
          <draw:polygon draw:style-name="gr4" draw:text-style-name="P1" draw:layer="layout" svg:width="0.124cm" svg:height="0.124cm" svg:x="10.6cm" svg:y="2.75cm" svg:viewBox="0 0 125 125" draw:points="0,0 125,0 125,125 0,125">
            <text:p/>
          </draw:polygon>
          <draw:polygon draw:style-name="gr4" draw:text-style-name="P1" draw:layer="layout" svg:width="0.124cm" svg:height="0.124cm" svg:x="10.475cm" svg:y="2.625cm" svg:viewBox="0 0 125 125" draw:points="0,0 125,0 125,125 0,125">
            <text:p/>
          </draw:polygon>
          <draw:polygon draw:style-name="gr4" draw:text-style-name="P1" draw:layer="layout" svg:width="0.124cm" svg:height="0.124cm" svg:x="11.225cm" svg:y="2.5cm" svg:viewBox="0 0 125 125" draw:points="0,0 125,0 125,125 0,125">
            <text:p/>
          </draw:polygon>
          <draw:polygon draw:style-name="gr4" draw:text-style-name="P1" draw:layer="layout" svg:width="0.124cm" svg:height="0.124cm" svg:x="11.475cm" svg:y="2.5cm" svg:viewBox="0 0 125 125" draw:points="0,0 125,0 125,125 0,125">
            <text:p/>
          </draw:polygon>
          <draw:polygon draw:style-name="gr4" draw:text-style-name="P1" draw:layer="layout" svg:width="0.374cm" svg:height="0.624cm" svg:x="10.1cm" svg:y="2.25cm" svg:viewBox="0 0 375 625" draw:points="0,0 250,0 250,250 375,250 375,375 250,375 250,500 125,500 125,625 0,625">
            <text:p/>
          </draw:polygon>
          <draw:polygon draw:style-name="gr4" draw:text-style-name="P1" draw:layer="layout" svg:width="0.124cm" svg:height="0.249cm" svg:x="11.35cm" svg:y="2.625cm" svg:viewBox="0 0 125 250" draw:points="0,0 125,0 125,250 0,250">
            <text:p/>
          </draw:polygon>
          <draw:polygon draw:style-name="gr4" draw:text-style-name="P1" draw:layer="layout" svg:width="0.249cm" svg:height="0.499cm" svg:x="11.6cm" svg:y="2.125cm" svg:viewBox="0 0 250 500" draw:points="250,500 250,0 125,0 125,125 0,125 0,250 125,250 125,500">
            <text:p/>
          </draw:polygon>
        </draw:g>
        <draw:polygon draw:style-name="gr4" draw:text-style-name="P1" draw:layer="layout" svg:width="0.124cm" svg:height="0.124cm" svg:x="11.75cm" svg:y="2.75cm" svg:viewBox="0 0 125 125" draw:points="0,0 125,0 125,125 0,125">
          <text:p/>
        </draw:polygon>
        <draw:polygon draw:style-name="gr4" draw:text-style-name="P1" draw:layer="layout" svg:width="0.124cm" svg:height="0.124cm" svg:x="11.625cm" svg:y="2.625cm" svg:viewBox="0 0 125 125" draw:points="0,0 125,0 125,125 0,125">
          <text:p/>
        </draw:polygon>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hatch draw:name="Black_20_45_20_Degrees_20_Wide" draw:display-name="Black 45 Degrees Wide" draw:style="single" draw:color="#000000" draw:distance="0.508cm" draw:rotation="45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nb" fo:country="NO"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17cm" fo:page-height="3.2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initial-creator>Andre Skare Berg</meta:initial-creator>
    <meta:creation-date>2011-04-28T12:38:38.26</meta:creation-date>
    <dc:date>2011-04-29T16:59:31.54</dc:date>
    <dc:creator>Andre Skare Berg</dc:creator>
    <meta:editing-duration>PT2H53M41S</meta:editing-duration>
    <meta:editing-cycles>11</meta:editing-cycles>
    <meta:generator>OpenOffice.org/3.3$Win32 OpenOffice.org_project/330m20$Build-9567</meta:generator>
    <meta:document-statistic meta:object-count="79"/>
  </office:meta>
</office:document-meta>
</file>